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1ba5a2" officeooo:paragraph-rsid="001ba5a2"/>
    </style:style>
    <style:style style:name="P2" style:family="paragraph" style:parent-style-name="Standard">
      <style:text-properties fo:language="el" fo:country="GR" officeooo:rsid="001ba5a2" officeooo:paragraph-rsid="001ba5a2"/>
    </style:style>
    <style:style style:name="P3" style:family="paragraph" style:parent-style-name="Standard">
      <style:text-properties fo:language="el" fo:country="GR" officeooo:rsid="001ba5a2" officeooo:paragraph-rsid="001c5732"/>
    </style:style>
    <style:style style:name="P4" style:family="paragraph" style:parent-style-name="Standard">
      <style:text-properties fo:language="el" fo:country="GR" officeooo:rsid="001ba5a2" officeooo:paragraph-rsid="001f82c5"/>
    </style:style>
    <style:style style:name="P5" style:family="paragraph" style:parent-style-name="Standard" style:list-style-name="List_20_1">
      <style:text-properties fo:language="el" fo:country="GR" officeooo:rsid="001f4d19" officeooo:paragraph-rsid="001f4d19"/>
    </style:style>
    <style:style style:name="P6" style:family="paragraph" style:parent-style-name="Standard" style:list-style-name="List_20_1">
      <style:text-properties fo:language="el" fo:country="GR" officeooo:rsid="001f4d19" officeooo:paragraph-rsid="001f82c5"/>
    </style:style>
    <style:style style:name="P7" style:family="paragraph" style:parent-style-name="Standard" style:list-style-name="List_20_1">
      <style:text-properties fo:language="el" fo:country="GR" officeooo:rsid="001f82c5" officeooo:paragraph-rsid="001f82c5"/>
    </style:style>
    <style:style style:name="P8" style:family="paragraph" style:parent-style-name="Standard">
      <style:text-properties officeooo:paragraph-rsid="001ba5a2"/>
    </style:style>
    <style:style style:name="P9" style:family="paragraph" style:parent-style-name="Standard">
      <style:text-properties officeooo:paragraph-rsid="001ccb0b"/>
    </style:style>
    <style:style style:name="P10" style:family="paragraph" style:parent-style-name="Standard">
      <style:text-properties officeooo:rsid="001dea4a" officeooo:paragraph-rsid="001dea4a"/>
    </style:style>
    <style:style style:name="P11" style:family="paragraph" style:parent-style-name="Standard">
      <style:text-properties officeooo:paragraph-rsid="001dea4a"/>
    </style:style>
    <style:style style:name="P12" style:family="paragraph" style:parent-style-name="Standard">
      <style:text-properties officeooo:rsid="001f4d19" officeooo:paragraph-rsid="001f4d19"/>
    </style:style>
    <style:style style:name="P13" style:family="paragraph" style:parent-style-name="Standard" style:list-style-name="List_20_1">
      <style:text-properties officeooo:rsid="001f4d19" officeooo:paragraph-rsid="001f4d19"/>
    </style:style>
    <style:style style:name="P14" style:family="paragraph" style:parent-style-name="Standard">
      <style:text-properties officeooo:rsid="002167dd" officeooo:paragraph-rsid="002167dd"/>
    </style:style>
    <style:style style:name="T1" style:family="text">
      <style:text-properties officeooo:rsid="001c5732"/>
    </style:style>
    <style:style style:name="T2" style:family="text">
      <style:text-properties fo:language="el" fo:country="GR"/>
    </style:style>
    <style:style style:name="T3" style:family="text">
      <style:text-properties fo:language="el" fo:country="GR" officeooo:rsid="001ba5a2"/>
    </style:style>
    <style:style style:name="T4" style:family="text">
      <style:text-properties fo:language="el" fo:country="GR" officeooo:rsid="001ccb0b"/>
    </style:style>
    <style:style style:name="T5" style:family="text">
      <style:text-properties fo:language="el" fo:country="GR" officeooo:rsid="001dea4a"/>
    </style:style>
    <style:style style:name="T6" style:family="text">
      <style:text-properties fo:language="el" fo:country="GR" officeooo:rsid="001f82c5"/>
    </style:style>
    <style:style style:name="T7" style:family="text">
      <style:text-properties fo:language="el" fo:country="GR" officeooo:rsid="002167dd"/>
    </style:style>
    <style:style style:name="T8" style:family="text">
      <style:text-properties officeooo:rsid="001f82c5"/>
    </style:style>
    <style:style style:name="T9" style:family="text">
      <style:text-properties fo:font-weight="bold" style:font-weight-asian="bold" style:font-weight-complex="bold"/>
    </style:style>
    <style:style style:name="T10" style:family="text">
      <style:text-properties officeooo:rsid="002167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T FEEDER</text:p>
      <text:p text:style-name="P1"/>
      <text:p text:style-name="P4">Αυτόματος τροφοδότης για… γάτες.</text:p>
      <text:p text:style-name="P2"/>
      <text:p text:style-name="P2">Πριν παρουσιάσουμε την πρότασή μας θα θέλαμε να σας γνωρίσουμε το πλαίσιο που φοιτούν οι μαθητές μας τα Ε.Ε.Ε.ΕΚ.</text:p>
      <text:p text:style-name="P2"/>
      <text:p text:style-name="P2">Τα Ε.Ε.Ε.ΕΚ. είναι σχολεία για παιδιά με ειδικές ανάγκες και ανήκουν στην τεχνική εκπαίδευση. Όλοι οι μαθητές μας έχουν κάποια σοβαρή αναπηρία που δεν τους επιτρέπει να παρακολουθήσουν το γενικό πλαίσιο εκπαίδευσης.</text:p>
      <text:p text:style-name="P3">Στόχος μας είναι να διακρίνουμε και να εργαστούμε στα ταλέντα τους παρέχοντάς τους γενικές - ακαδημαϊκές δεξιότητες <text:span text:style-name="T1">αλλά και</text:span> κοινωνικές δεξιότητες <text:span text:style-name="T1">ή</text:span> δεξιότητες ανεξάρτητης διαβίωσης.</text:p>
      <text:p text:style-name="P3"><text:span text:style-name="T1">Παράλληλα παρέχονται προεπαγγελματικές - επαγγελματικές δεξιότητες με σκοπό την </text:span>αποδοχή και ένταξής τους σε προστατευμένα πλαίσια εργασίας.</text:p>
      <text:p text:style-name="P3"/>
      <text:p text:style-name="P8"><text:span text:style-name="T3">Έτσι τα περισσότερα μαθήματα είναι εργαστηριακά με </text:span><text:span text:style-name="T4">κυριότερο εργαστήριο το <text:s/>ΓΕΩΠΟΝΙΑΣ-ΤΡΟΦΙΜΩΝ -ΠΕΡΙΒΑΛΛΟΝΤΟΣ.</text:span></text:p>
      <text:p text:style-name="P9"><text:span text:style-name="T4">Στα πλαίσια αυτού τα παιδιά έρχονται σε επαφή με τη φύση, ζώα και φυτά. Η εμπειρία αυτή είναι ιδιαίτερα σημαντική μιας και λειτουργεί αγχολυτικά, τ</text:span><text:span text:style-name="T5">ους</text:span><text:span text:style-name="T4"> </text:span><text:span text:style-name="T5">μαθαίνει </text:span><text:span text:style-name="T4">με έμ</text:span><text:span text:style-name="T5">μ</text:span><text:span text:style-name="T4">εσο </text:span><text:span text:style-name="T5">αλλά ουσιαστικό </text:span><text:span text:style-name="T4">τρόπο </text:span><text:span text:style-name="T5">να σέβονται και να αγαπούν τη φύση και να προστατεύουν το περιβάλλον. </text:span></text:p>
      <text:p text:style-name="P11"><text:span text:style-name="T5"/></text:p>
      <text:p text:style-name="P11"><text:span text:style-name="T5">Αυτόματα παρουσιάζεται το πρόβλημα συντήρησης των ζώων και των φυτών όταν το σχολείο είναι κλειστό. Ένα πρόβλημα που αντιμετωπίζουν πάρα πολλοί με τα ζώα συντροφιάς όταν για διάφορους λόγους χρειάζεται να απουσιάσουν.</text:span></text:p>
      <text:p text:style-name="P11"><text:span text:style-name="T5"/></text:p>
      <text:p text:style-name="P10"><text:span text:style-name="T2">Εδώ έρχεται η ομάδα πληροφορικής του σχολείου μας να προτείνει τη δική της λύση.</text:span></text:p>
      <text:p text:style-name="P10"><text:span text:style-name="T2"/></text:p>
      <text:p text:style-name="P12"><text:span text:style-name="T2">Ένας τροφοδότης για κατοικίδια </text:span><text:span text:style-name="T6">(όχι μόνο για γάτες)</text:span><text:span text:style-name="T2"> με παροχή νερού και τροφής.</text:span></text:p>
      <text:p text:style-name="P14"><text:span text:style-name="T7">Χ</text:span><text:span text:style-name="T2">ρησιμοποιώντας ένα “ειδικό” κολάρο μπορούμε να εντοπίσουμε το ζώο που πλησιάζει τον τροφοδότη.</text:span></text:p>
      <text:p text:style-name="P12"><text:span text:style-name="T7">Έτσι υπ</text:span><text:span text:style-name="T2">ολογ</text:span><text:span text:style-name="T7">ίζουμε την κατάλληλη </text:span><text:span text:style-name="T2">ποσότητας </text:span><text:span text:style-name="T6">νερού/</text:span><text:span text:style-name="T2">τροφής </text:span><text:span text:style-name="T7">για κάθε ζώο</text:span><text:span text:style-name="T2">. </text:span><text:span text:style-name="T7">Με αυτό τον τρόπο επιτυγχάνουμε ο</text:span><text:span text:style-name="T2">ικονομία στο νερό/τροφή παρέχοντας κατάλληλες ποσότητες </text:span><text:span text:style-name="T6">για τα κατοικίδιά μας αποφεύγοντας παράλληλα ενοχλητικές επισκέψεις από ανεπιθύμητους (ποντικούς, σφήκες, κτλ).</text:span></text:p>
      <text:p text:style-name="P12"><text:span text:style-name="T6"/></text:p>
      <text:list xml:id="list3556831917" text:style-name="List_20_1">
        <text:list-item>
          <text:p text:style-name="P13"><text:span text:style-name="T2">Αλληλεπίδραση με το ζώο όταν πλησιάζει τον τροφοδότη για να το προσελκύσει </text:span><text:span text:style-name="T7">ή να το απομακρύνει ανάλογα</text:span><text:span text:style-name="T2">.</text:span></text:p>
          <text:p text:style-name="P13"><text:span text:style-name="T2"/></text:p>
        </text:list-item>
        <text:list-item>
          <text:p text:style-name="P5">Σύνδεση με βρύση <text:span text:style-name="T8">για μόνιμη παροχή νερού.</text:span></text:p>
          <text:p text:style-name="P5"/>
        </text:list-item>
        <text:list-item>
          <text:p text:style-name="P7">Υπολογισμός στάθμης δεξαμενής νερού και τροφής</text:p>
          <text:p text:style-name="P7"/>
        </text:list-item>
        <text:list-item>
          <text:p text:style-name="P7">Μέτρηση θερμοκρασίας και υγρασίας <text:span text:style-name="T10">τόσο για να προσαρμόσουμε τη λειτουργία του τροφοδότη κατάλληλα αλλά κυρίως να εισάγουμε τους χρήστες/μαθητές στην παρακολούθηση του κλίματος</text:span></text:p>
          <text:p text:style-name="P5"/>
        </text:list-item>
        <text:list-item>
          <text:p text:style-name="P6">Ενημέρωση <text:span text:style-name="T8">κάθε στιγμή</text:span> μέσω <text:span text:style-name="T8">αυτοματισμού </text:span>ανοικτών τεχνολογιών <text:span text:style-name="T9">home-assistant</text:span> για όλα τα λειτουργικά δεδομένα.<text:span text:style-name="T8"> </text:span><text:s/><text:a xlink:type="simple" xlink:href="https://github.com/home-assistant/home-assistant" text:style-name="Internet_20_link" text:visited-style-name="Visited_20_Internet_20_Link">https://github.com/home-assistant/home-assistant</text:a></text:p>
        </text:list-item>
        <text:list-item>
          <text:p text:style-name="P7">Στάθμη νερού</text:p>
        </text:list-item>
        <text:list-item>
          <text:p text:style-name="P7">Στάθμη τροφής</text:p>
        </text:list-item>
        <text:list-item>
          <text:p text:style-name="P7">Ώρα ενεργοποίησης τροφοδότη</text:p>
        </text:list-item>
        <text:list-item>
          <text:p text:style-name="P7">Θερμοκρασία</text:p>
        </text:list-item>
        <text:list-item>
          <text:p text:style-name="P7">Υγρασία</text:p>
        </text:list-item>
      </text:list>
      <text:p text:style-name="P12"><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4T17:51:21.020000000</meta:creation-date>
    <dc:date>2020-01-04T19:43:36.154000000</dc:date>
    <meta:editing-duration>PT23M11S</meta:editing-duration>
    <meta:editing-cycles>2</meta:editing-cycles>
    <meta:generator>LibreOffice/6.3.1.2$Windows_X86_64 LibreOffice_project/b79626edf0065ac373bd1df5c28bd630b4424273</meta:generator>
    <meta:document-statistic meta:table-count="0" meta:image-count="0" meta:object-count="0" meta:page-count="1" meta:paragraph-count="27" meta:word-count="349" meta:character-count="2410" meta:non-whitespace-character-count="2095"/>
  </office:meta>
</office:document-meta>
</file>